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9AD000007A780456C51.svm"/>
  <manifest:file-entry manifest:media-type="" manifest:full-path="Pictures/2000000700003467000025D5C19DBA5D.svm"/>
  <manifest:file-entry manifest:media-type="" manifest:full-path="Pictures/2000000700004AA000001DC5592C8DCB.svm"/>
  <manifest:file-entry manifest:media-type="" manifest:full-path="Pictures/2000000700004AA0000021CD496D6AF1.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style:font-name="Times New Roman" fo:font-size="12pt" fo:font-weight="bold" style:font-size-asian="10.5pt" style:font-weight-asian="bold" style:font-size-complex="12pt" style:font-weight-complex="bold"/>
    </style:style>
    <style:style style:name="P3" style:family="paragraph" style:parent-style-name="Standard">
      <style:paragraph-properties fo:text-align="justify" style:justify-single-word="false"/>
      <style:text-properties style:font-name="Times New Roman" fo:font-size="12pt" fo:font-weight="bold" fo:background-color="#ffff00" style:font-size-asian="10.5pt" style:font-weight-asian="bold" style:font-size-complex="12pt" style:font-weight-complex="bold"/>
    </style:style>
    <style:style style:name="P4" style:family="paragraph" style:parent-style-name="Standard">
      <style:paragraph-properties fo:text-align="justify" style:justify-single-word="false"/>
      <style:text-properties style:font-name="Times New Roman"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style:font-name="Courier New" fo:font-size="12pt" fo:font-weight="bold" style:font-size-asian="10.5pt" style:font-weight-asian="bold" style:font-size-complex="12pt" style:font-weight-complex="bold"/>
    </style:style>
    <style:style style:name="P7" style:family="paragraph" style:parent-style-name="Standard">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8" style:family="paragraph" style:parent-style-name="Standard">
      <style:paragraph-properties fo:text-align="justify" style:justify-single-word="false"/>
      <style:text-properties fo:font-weight="bold" fo:background-color="#ffff00" style:font-weight-asian="bold" style:font-weight-complex="bold"/>
    </style:style>
    <style:style style:name="P9" style:family="paragraph" style:parent-style-name="Standard">
      <style:paragraph-properties fo:text-align="justify" style:justify-single-word="false" fo:background-color="transparent">
        <style:background-image/>
      </style:paragraph-properties>
      <style:text-properties style:font-name="Times New Roman" fo:font-size="12pt" fo:font-weight="bold" fo:background-color="transparent" style:font-size-asian="10.5pt" style:font-weight-asian="bold" style:font-size-complex="12pt" style:font-weight-complex="bold"/>
    </style:style>
    <style:style style:name="P10" style:family="paragraph" style:parent-style-name="Standard">
      <style:paragraph-properties fo:text-align="justify" style:justify-single-word="false"/>
      <style:text-properties style:font-name="Courier New" fo:font-size="12pt" fo:font-weight="bold" style:font-size-asian="10.5pt" style:font-weight-asian="bold" style:font-size-complex="12pt" style:font-weight-complex="bold"/>
    </style:style>
    <style:style style:name="T1" style:family="text">
      <style:text-properties style:font-name="Times New Roman" fo:font-size="12pt" fo:font-weight="normal" style:font-size-asian="10.5pt" style:font-weight-asian="normal" style:font-size-complex="12pt" style:font-weight-complex="normal"/>
    </style:style>
    <style:style style:name="T2" style:family="text">
      <style:text-properties style:font-name="Times New Roman" fo:font-size="12pt" fo:font-weight="normal" style:font-size-asian="12pt" style:font-weight-asian="normal" style:font-size-complex="12pt" style:font-weight-complex="normal"/>
    </style:style>
    <style:style style:name="T3" style:family="text">
      <style:text-properties style:font-name="Times New Roman" fo:font-size="12pt" fo:font-weight="bold" style:font-size-asian="10.5pt" style:font-weight-asian="bold" style:font-size-complex="12pt" style:font-weight-complex="bold"/>
    </style:style>
    <style:style style:name="T4" style:family="text">
      <style:text-properties style:font-name="Courier New" fo:font-size="12pt" fo:font-weight="bold" style:font-size-asian="10.5pt" style:font-weight-asian="bold" style:font-size-complex="12pt" style:font-weight-complex="bold"/>
    </style:style>
    <style:style style:name="T5" style:family="text">
      <style:text-properties style:font-name="Courier New" fo:font-size="12pt" fo:font-weight="bold" style:font-size-asian="12pt" style:font-weight-asian="bold" style:font-size-complex="12pt" style:font-weight-complex="bold"/>
    </style:style>
    <style:style style:name="T6" style:family="text">
      <style:text-properties style:font-name="Courier New" fo:font-weight="bold" style:font-weight-asian="bold" style:font-weight-complex="bold"/>
    </style:style>
    <style:style style:name="T7" style:family="text">
      <style:text-properties fo:font-weight="bold" fo:background-color="transparent" style:font-weight-asian="bold" style:font-weight-complex="bold"/>
    </style:style>
    <style:style style:name="T8" style:family="text">
      <style:text-properties style:text-position="sub 70%"/>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1">Corso di Sistemi Operativi</text:p>
      <text:p text:style-name="P1">A.A. 2020/2021</text:p>
      <text:p text:style-name="P1">Arzigogolo 2 – 9 ottobre 2020</text:p>
      <text:p text:style-name="P1">Francesco Malferrari - Matricola 142795</text:p>
      <text:p text:style-name="P2"/>
      <text:p text:style-name="P5"><text:span text:style-name="T1"><text:tab/></text:span><text:span text:style-name="T3">Esercizio 1.</text:span><text:span text:style-name="T1"> </text:span><text:span text:style-name="T2">Si individui un meccanismo per registrare e riprodurre sessioni di lavoro al terminale. La soluzione ideale registra su file l'intera sessione di lavoro e consente la riproduzione esatta della stessa (inclusi i tempi di attesa tra un comando ed un altro) a partire dal file memorizzato. Non è consentito effettuare riprese multimediali di alcun tipo. Si fornisca al docente l’insieme di file necessario per riprodurre la sessione di comandi seguente:</text:span></text:p>
      <text:p text:style-name="P7"><text:tab/>whoami</text:p>
      <text:p text:style-name="P7"><text:tab/>pwd</text:p>
      <text:p text:style-name="P7"><text:tab/>ls</text:p>
      <text:p text:style-name="P4"/>
      <text:p text:style-name="P5"><text:span text:style-name="T1"><text:tab/></text:span><text:span text:style-name="T3">Soluzione.</text:span><text:span text:style-name="T1"> Il meccanismo più ottimale per risolvere l'esercizio 1 è attraverso un comando con la seguente sintassi, dove “</text:span><text:span text:style-name="T4">arzigogolo.sh</text:span><text:span text:style-name="T1">” rappresenta un qualsiasi possibile nome di file:</text:span></text:p>
      <text:p text:style-name="P5"><text:span text:style-name="T1"><text:tab/></text:span><text:span text:style-name="T4">script -a arzigogolo.sh </text:span></text:p>
      <text:p text:style-name="P5"><text:span text:style-name="T1">L'esecuzione di questo fa partire la registrazione della sessione dei comandi, digitati dall'utente, sul file </text:span><text:span text:style-name="T4">arzigogolo.sh</text:span><text:span text:style-name="T1"> (come in figura </text:span><text:span text:style-name="T1"><text:sequence text:ref-name="refFigura0" text:name="Figura" text:formula="ooow:Figura+1" style:num-format="1">1</text:sequence></text:span><text:span text:style-name="T1">), dal quale è possibile riprodurre l'ordine originale delle istruzioni scritte dall'utente.</text:span></text:p>
      <text:p text:style-name="P4">La riproduzione della sessione avviene attraverso questa istruzione (come in figura <text:sequence text:ref-name="refFigura1" text:name="Figura" text:formula="ooow:Figura+1" style:num-format="1">2</text:sequence>):</text:p>
      <text:p text:style-name="P5"><text:span text:style-name="T1"><text:tab/></text:span><text:span text:style-name="T4">cat arzigogolo.sh </text:span></text:p>
      <text:p text:style-name="P6"/>
      <text:p text:style-name="P4">Il contenuto del file <text:span text:style-name="T6">arzigogolo.sh </text:span>è presente nella cartella compressa insieme a questo documento.</text:p>
      <text:p text:style-name="P4"><draw:frame draw:style-name="fr1" draw:name="Frame1" text:anchor-type="char" svg:x="2.499cm" svg:y="0.48cm" svg:width="12cm" draw:z-index="5"><draw:text-box fo:min-height="5.041cm"><text:p text:style-name="Figura"><draw:frame draw:style-name="fr2" draw:name="immagini3" text:anchor-type="paragraph" svg:width="12cm" svg:height="4.787cm" draw:z-index="7"><draw:image xlink:href="Pictures/2000000700004AA000001DC5592C8DCB.svm" xlink:type="simple" xlink:show="embed" xlink:actuate="onLoad"/></draw:frame>Figura <text:span text:style-name="T1"><text:sequence text:ref-name="refFigura2" text:name="Figura" text:formula="ooow:Figura-1" style:num-format="1">1</text:sequence></text:span>: Registrazione della corrente sessione di lavoro</text:p></draw:text-box></draw:frame><draw:frame draw:style-name="fr1" draw:name="Cornice1" text:anchor-type="char" svg:x="2.499cm" svg:y="7.548cm" svg:width="12cm" draw:z-index="1"><draw:text-box fo:min-height="4.445cm"><text:p text:style-name="Figura"><draw:frame draw:style-name="fr3" draw:name="immagini2" text:anchor-type="paragraph" svg:x="0cm" svg:y="-1.214cm" svg:width="12cm" svg:height="5.435cm" draw:z-index="6"><draw:image xlink:href="Pictures/2000000700004AA0000021CD496D6AF1.svm" xlink:type="simple" xlink:show="embed" xlink:actuate="onLoad"/></draw:frame>Figura <text:sequence text:ref-name="refFigura3" text:name="Figura" text:formula="ooow:Figura+1" style:num-format="1">2</text:sequence>: Riproduzione della sessione di lavoro ordinata registrata in <text:span text:style-name="T4">arzigogolo.sh</text:span></text:p></draw:text-box></draw:frame></text:p>
      <text:p text:style-name="P8"/>
      <text:p text:style-name="P4"/>
      <text:p text:style-name="P5"><text:soft-page-break/></text:p>
      <text:p text:style-name="P5"><text:span text:style-name="T7">------------------------------------------------------------------------------------------------------------------------<text:tab/></text:span><text:span text:style-name="T3">Esercizio 2.</text:span><text:span text:style-name="T1"> </text:span><text:span text:style-name="T2">Si produca uno script shell di nome </text:span><text:span text:style-name="T5">indovinello.sh</text:span><text:span text:style-name="T2"> che implementa il classico gioco dell’indovinello. Viene generato un numero casuale ed eseguito un ciclo infinito nel quale si chiede un numero all’utente. Se il numero è strettamente minore di quello generato, si stampa “Il numero immesso è minore.”. Se il numero è strettamente maggiore di quello generato, si stampa “Il numero immesso è maggiore.”. Se il numero è uguale a quello generato, si stampa il messaggio “Complimenti! Hai indovinato il numero in N tentativi.”, dove N è il numero di tentativi richiesti all’utente per risolvere l’indovinello. Qual è la strategia ottimale per vincere all’indovinello? Qual è la complessità computazionale di tale strategia? </text:span></text:p>
      <text:p text:style-name="P4"/>
      <text:p text:style-name="P5"><text:span text:style-name="T3"><text:tab/></text:span><text:span text:style-name="T1"><text:tab/></text:span><text:span text:style-name="T3">Soluzione.</text:span><text:span text:style-name="T1"> L'esercizio è stato risolto tramite uno script che ripete la richiesta attraverso un while per selezionare un numero e decretare il rapporto di grandezza che ha questa con il numero da indovinare (scelto in modo randomico). Se il numero digitato risulta minore di quello casuale allora stamperà “Il numero immesso è minore” e nel caso opposto, cioé se è maggiore, “Il numero immesso è maggiore”. Se risulta che l'utente abbia indovinato apparirà una stringa per congratularsi e poi termina l'esecuzione. La strategia ottimale per vincere l'indovinello è </text:span><text:span text:style-name="T1">selezionare il numero corrispondente alla metà dei numeri totali su cui scegliere (in questo caso fissato a 100) e, in base al numero scelto se è minore o maggiore di quello estratto a sorte si procederà a sottogruppi numerici grandi la metà del totale. Questo procedimento poi va reiterato fino a quando non hai solo un numero da scegliere (Come in <text:s/>Figura </text:span><text:span text:style-name="T1"><text:sequence text:ref-name="refFigura4" text:name="Figura" text:formula="ooow:Figura+1" style:num-format="1">3</text:sequence></text:span><text:span text:style-name="T1">). </text:span></text:p>
      <text:p text:style-name="P4">Lo pseudo-codice che rispecchia la strategia utilizza la ricorsione ed è questo, dove N rappresenta l'insieme dei numeri rimasti e dim la sua dimensione, n è la metà approssimata di N e r il numero da indovinare:</text:p>
      <text:p text:style-name="P4"/>
      <text:p text:style-name="P6"><text:tab/>indovinello(N,r,dim)</text:p>
      <text:p text:style-name="P6"><text:tab/><text:tab/>n = floor(dim/2) </text:p>
      <text:p text:style-name="P6"><text:tab/><text:tab/>if n = r then</text:p>
      <text:p text:style-name="P6"><text:tab/><text:tab/><text:tab/>return 0</text:p>
      <text:p text:style-name="P6"><text:tab/><text:tab/>if n &lt; r then</text:p>
      <text:p text:style-name="P6"><text:tab/><text:tab/><text:tab/>stampa stringa</text:p>
      <text:p text:style-name="P6"><text:tab/><text:tab/><text:tab/>togli_parte_sinistra(N)</text:p>
      <text:p text:style-name="P6"><text:tab/><text:tab/><text:tab/>indovinello(N,r)</text:p>
      <text:p text:style-name="P6"><text:tab/><text:tab/>if n&gt;r then</text:p>
      <text:p text:style-name="P6"><text:tab/><text:tab/><text:tab/>stampa stringa</text:p>
      <text:p text:style-name="P6"><text:tab/><text:tab/><text:tab/>togli_parte_destra(N)</text:p>
      <text:p text:style-name="P6"><text:tab/><text:tab/><text:tab/>indovinello(N,r)</text:p>
      <text:p text:style-name="P4"><text:tab/><text:tab/></text:p>
      <text:p text:style-name="P4"/>
      <text:p text:style-name="P4">La complessità computazionale dello pseudo-codice è derivata da una ricorsione che ripete le istruzioni al più per il logaritmo del numero degli elementi totali nel caso peggiore, perché uno potrebbe indovinare solo quando è rimasto un unico numero sul totale: da questo si può evincere che svolge O(log<text:span text:style-name="T8">2</text:span>(dim)) dove dim sta per la grandezza dell'intervallo da cui scegliere (in questo caso 100).</text:p>
      <text:p text:style-name="P5"><text:span text:style-name="T1">Il codice di <text:s/></text:span><text:span text:style-name="T5">indovinello.sh</text:span><text:span text:style-name="T1"> è il seguente: </text:span></text:p>
      <text:p text:style-name="P6"/>
      <text:p text:style-name="P6"><text:tab/>declare -i tentativi=0</text:p>
      <text:p text:style-name="P6"><text:tab/>declare -i random=$(( 1 + RANDOM % 100))</text:p>
      <text:p text:style-name="P6"><text:tab/>declare -i numero</text:p>
      <text:p text:style-name="P6"/>
      <text:p text:style-name="P6"><text:tab/>while [ true ];</text:p>
      <text:p text:style-name="P6"><text:tab/>do</text:p>
      <text:p text:style-name="P6"><text:soft-page-break/><text:tab/><text:tab/>tentativi=$(($tentativi+1))</text:p>
      <text:p text:style-name="P6"><text:tab/><text:tab/>echo -e “Inserisci un numero per provare ad indovinare\t”</text:p>
      <text:p text:style-name="P6"><text:tab/><text:tab/>read numero</text:p>
      <text:p text:style-name="P6"><text:tab/><text:tab/>if [ $numero -lt $random ]; then</text:p>
      <text:p text:style-name="P6"><text:tab/><text:tab/><text:tab/>echo “Il numero immesso è minore”</text:p>
      <text:p text:style-name="P6"><text:tab/><text:tab/>elif [ $numero -gt $random ]; then</text:p>
      <text:p text:style-name="P6"><text:tab/><text:tab/><text:tab/>echo “Il numero immesso è maggiore”</text:p>
      <text:p text:style-name="P6"><text:tab/><text:tab/>else</text:p>
      <text:p text:style-name="P6"><text:tab/><text:tab/><text:tab/>echo “Complimenti! Hai indovinato il numero in</text:p>
      <text:p text:style-name="P6"><text:tab/><text:tab/><text:tab/><text:tab/>$tentativi tentativi.”</text:p>
      <text:p text:style-name="P6"><text:tab/><text:tab/><text:tab/>exit 0;</text:p>
      <text:p text:style-name="P6"><text:tab/><text:tab/>fi</text:p>
      <text:p text:style-name="P6"><text:tab/>done</text:p>
      <text:p text:style-name="P4"><draw:frame draw:style-name="fr1" draw:name="Frame2" text:anchor-type="char" svg:x="2.499cm" svg:y="1cm" svg:width="12cm" draw:z-index="2"><draw:text-box fo:min-height="7.197cm"><text:p text:style-name="Figura"><draw:frame draw:style-name="fr4" draw:name="immagini1" text:anchor-type="paragraph" svg:width="12cm" svg:height="8.662cm" draw:z-index="3"><draw:image xlink:href="Pictures/2000000700003467000025D5C19DBA5D.svm" xlink:type="simple" xlink:show="embed" xlink:actuate="onLoad"/></draw:frame>Figura <text:span text:style-name="T1"><text:sequence text:ref-name="refFigura5" text:name="Figura" text:formula="ooow:Figura" style:num-format="1">3</text:sequence></text:span>: Immagine esecuzione dello script <text:s/><text:span text:style-name="T5">indovinello.sh <text:s/></text:span><text:span text:style-name="T2">con la strategia ottimale</text:span></text:p></draw:text-box></draw:frame></text:p>
      <text:p text:style-name="P5"/>
      <text:p text:style-name="P4"/>
      <text:p text:style-name="P3"/>
      <text:p text:style-name="P9">------------------------------------------------------------------------------------------------------------------------</text:p>
      <text:p text:style-name="P3"/>
      <text:p text:style-name="P5"><text:span text:style-name="T3">Esercizio 3.</text:span><text:span text:style-name="T1"> </text:span><text:span text:style-name="T2">Si consideri il problema di determinare se una data stringa sia palindroma oppure no. Si chiede di progettare e dettagliare una soluzione ricorsiva a tale problema. Inoltre, si chiede di implementare la soluzione proposta in uno script shell di nome </text:span><text:span text:style-name="T5">palindromi.sh</text:span><text:span text:style-name="T2">. Tale script riceve in argomento la stringa da da controllare, effettua il controllo ed esce con lo stato di uscita 0 </text:span><text:span text:style-name="T2">se è palindroma, o 1 se non è palindroma. Si chiede infine di verificare tramite </text:span><text:span text:style-name="T5">palindromi.sh </text:span><text:span text:style-name="T2">la palindromia della stringa “angolo bar a bologna”. </text:span></text:p>
      <text:p text:style-name="P4"/>
      <text:p text:style-name="P5"><text:span text:style-name="T3"><text:tab/></text:span><text:span text:style-name="T1"><text:tab/></text:span><text:span text:style-name="T3">Soluzione.</text:span><text:span text:style-name="T1"> Il programma bash sfrutta la ricorsione (come richiesto dalla consegna) per controllare se la prima lettera combacia con l'ultima, in caso negativo è sicuro che la stringa passata su linea di comando non è palindroma. Nel caso positivo invece riparte la funzione con la stringa privata del primo e dell'ultimo carattere.</text:span></text:p>
      <text:p text:style-name="P4">Lo pseudo-codice corrispondente a questo ragionamento è questo, dove “S” è la stringa e “n” la sua dimensione:</text:p>
      <text:p text:style-name="P4"><text:soft-page-break/></text:p>
      <text:p text:style-name="P5"><text:span text:style-name="T1"><text:tab/> </text:span><text:span text:style-name="T4">palindroma(S,n)</text:span></text:p>
      <text:p text:style-name="P6"><text:tab/><text:tab/>if n &lt;= 1 then</text:p>
      <text:p text:style-name="P6"><text:tab/><text:tab/><text:tab/>return 0</text:p>
      <text:p text:style-name="P6"><text:tab/><text:tab/>if S[1] != S[n-1] then</text:p>
      <text:p text:style-name="P6"><text:tab/><text:tab/><text:tab/>return 1</text:p>
      <text:p text:style-name="P6"><text:tab/><text:tab/></text:p>
      <text:p text:style-name="P6"><text:tab/><text:tab/>togliere_prima_lettera S</text:p>
      <text:p text:style-name="P6"><text:tab/><text:tab/>togliere_ultima_lettera S</text:p>
      <text:p text:style-name="P6"><text:tab/><text:tab/>palindroma(S,n-2)</text:p>
      <text:p text:style-name="P6"><text:tab/><text:tab/><text:tab/></text:p>
      <text:p text:style-name="P4"/>
      <text:p text:style-name="P5"><text:span text:style-name="T1">La stringa “angolo bar a bologna” se passata allo script nominato porterà il valore di “$?” a 1, il che </text:span><text:span text:style-name="T1">vuol dire che la frase risulta non palindroma.</text:span></text:p>
      <text:p text:style-name="P5"><text:span text:style-name="T1">Il codice di <text:s/></text:span><text:span text:style-name="T5">palindromi.sh</text:span><text:span text:style-name="T1"> è il seguente:</text:span></text:p>
      <text:p text:style-name="P4"/>
      <text:p text:style-name="P6"><text:tab/>palindroma() {</text:p>
      <text:p text:style-name="P6"><text:tab/><text:tab/>if [ ${#1} -le 1 ]; then</text:p>
      <text:p text:style-name="P6"><text:tab/><text:tab/><text:tab/>return 0;</text:p>
      <text:p text:style-name="P6"><text:tab/><text:tab/>elif [ ${1:0:1} != ${1: -1} ]; then</text:p>
      <text:p text:style-name="P6"><text:tab/><text:tab/><text:tab/>return 1;</text:p>
      <text:p text:style-name="P6"><text:tab/><text:tab/>fi</text:p>
      <text:p text:style-name="P6"><text:tab/><text:tab/>rimanente=${1:1}</text:p>
      <text:p text:style-name="P6"><text:tab/><text:tab/>palindroma ${rimanente%?}</text:p>
      <text:p text:style-name="P6"><text:tab/>}</text:p>
      <text:p text:style-name="P6"><text:tab/></text:p>
      <text:p text:style-name="P6"><text:tab/>palindroma $(echo $1)<draw:frame draw:style-name="fr1" draw:name="Frame3" text:anchor-type="char" svg:x="2.515cm" svg:y="1.57cm" svg:width="12cm" draw:z-index="0"><draw:text-box fo:min-height="2.422cm"><text:p text:style-name="Figura"><draw:frame draw:style-name="fr4" draw:name="immagini5" text:anchor-type="paragraph" svg:width="12cm" svg:height="1.591cm" draw:z-index="4"><draw:image xlink:href="Pictures/20000007000039AD000007A780456C51.svm" xlink:type="simple" xlink:show="embed" xlink:actuate="onLoad"/></draw:frame>Figura <text:sequence text:ref-name="refFigura6" text:name="Figura" text:formula="ooow:Figura+1" style:num-format="1">4</text:sequence>: Esecuzione dello script <text:span text:style-name="T5">palindromi.sh</text:span> passando come stringa “angolo bar a bologna”</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next-style-name="Text_20_body" style:class="extra">
      <style:paragraph-properties loext:contextual-spacing="false"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ejaVu Sans" style:font-size-asian="14pt" style:font-name-complex="Tahoma"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Figura"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3-26T09:15:55</meta:creation-date>
    <dc:date>2020-10-11T03:01:25.66</dc:date>
    <meta:editing-duration>PT15H40M55S</meta:editing-duration>
    <meta:editing-cycles>83</meta:editing-cycles>
    <meta:generator>OpenOffice/4.1.1$Win32 OpenOffice.org_project/411m6$Build-9775</meta:generator>
    <dc:creator>A B</dc:creator>
    <meta:document-statistic meta:table-count="0" meta:image-count="4" meta:object-count="0" meta:page-count="4" meta:paragraph-count="81" meta:word-count="935" meta:character-count="6281"/>
    <meta:user-defined meta:name="Info 1"/>
    <meta:user-defined meta:name="Info 2"/>
    <meta:user-defined meta:name="Info 3"/>
    <meta:user-defined meta:name="Info 4"/>
  </office:meta>
</office:document-meta>
</file>